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officeooo:paragraph-rsid="007dfd14"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80093d" officeooo:paragraph-rsid="0080093d"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paragraph-rsid="0095d04e" style:font-size-asian="14pt" style:font-size-complex="14pt"/>
    </style:style>
    <style:style style:name="P6" style:family="paragraph" style:parent-style-name="Standard">
      <style:text-properties fo:font-size="14pt" officeooo:paragraph-rsid="00971b06" style:font-size-asian="14pt" style:font-size-complex="14pt"/>
    </style:style>
    <style:style style:name="P7" style:family="paragraph" style:parent-style-name="Standard">
      <style:text-properties fo:font-size="14pt" fo:font-style="italic" style:font-size-asian="14pt" style:font-style-asian="italic" style:font-size-complex="14pt" style:font-style-complex="italic"/>
    </style:style>
    <style:style style:name="P8" style:family="paragraph" style:parent-style-name="Standard">
      <style:text-properties fo:font-size="14pt" fo:font-weight="bold" officeooo:rsid="00971b06" officeooo:paragraph-rsid="00971b06" style:font-size-asian="14pt" style:font-weight-asian="bold" style:font-size-complex="14pt" style:font-weight-complex="bold"/>
    </style:style>
    <style:style style:name="P9" style:family="paragraph" style:parent-style-name="Standard">
      <style:text-properties fo:font-size="14pt" fo:font-weight="bold" officeooo:rsid="00971b06" officeooo:paragraph-rsid="0098409c"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1" style:family="paragraph" style:parent-style-name="Standard">
      <style:text-properties style:text-position="0% 100%" fo:font-size="14pt" fo:font-weight="normal" officeooo:rsid="0095d04e" officeooo:paragraph-rsid="0095d04e" style:font-size-asian="14pt" style:font-weight-asian="normal" style:font-size-complex="14pt" style:font-weight-complex="normal"/>
    </style:style>
    <style:style style:name="P12" style:family="paragraph" style:parent-style-name="Standard">
      <style:paragraph-properties fo:text-align="center" style:justify-single-word="false"/>
      <style:text-properties style:text-position="0% 100%" fo:font-size="20pt" fo:font-weight="bold" officeooo:rsid="0095d04e" officeooo:paragraph-rsid="0095d04e" style:font-size-asian="20pt" style:font-weight-asian="bold" style:font-size-complex="20pt" style:font-weight-complex="bold"/>
    </style:style>
    <style:style style:name="P13" style:family="paragraph" style:parent-style-name="Standard">
      <style:text-properties fo:font-size="14pt" fo:font-weight="normal" officeooo:paragraph-rsid="0095d04e" style:font-size-asian="14pt" style:font-weight-asian="normal" style:font-size-complex="14pt" style:font-weight-complex="normal"/>
    </style:style>
    <style:style style:name="P14" style:family="paragraph" style:parent-style-name="Standard">
      <style:text-properties fo:font-size="14pt" fo:font-style="normal" fo:font-weight="normal" officeooo:rsid="00971b06" officeooo:paragraph-rsid="0098409c" style:font-size-asian="14pt" style:font-style-asian="normal" style:font-weight-asian="normal" style:font-size-complex="14pt" style:font-style-complex="normal" style:font-weight-complex="normal"/>
    </style:style>
    <style:style style:name="P15" style:family="paragraph" style:parent-style-name="Standard">
      <style:text-properties style:text-position="0% 100%" fo:font-size="14pt" fo:font-weight="normal" officeooo:rsid="0095d04e" officeooo:paragraph-rsid="0095d04e" style:font-size-asian="14pt" style:font-weight-asian="normal" style:font-size-complex="14pt" style:font-weight-complex="normal"/>
    </style:style>
    <style:style style:name="P16" style:family="paragraph" style:parent-style-name="Standard">
      <style:text-properties style:text-position="0% 100%" fo:font-size="14pt" fo:font-weight="normal" officeooo:rsid="009924bc" officeooo:paragraph-rsid="009924bc" style:font-size-asian="14pt" style:font-weight-asian="normal" style:font-size-complex="14pt" style:font-weight-complex="normal"/>
    </style:style>
    <style:style style:name="P17" style:family="paragraph" style:parent-style-name="Standard">
      <style:text-properties style:text-position="0% 100%" fo:font-size="14pt" fo:font-weight="normal" officeooo:rsid="009ade08" officeooo:paragraph-rsid="009ade08" style:font-size-asian="14pt" style:font-weight-asian="normal" style:font-size-complex="14pt" style:font-weight-complex="normal"/>
    </style:style>
    <style:style style:name="P18" style:family="paragraph" style:parent-style-name="Standard">
      <style:text-properties style:text-position="0% 100%" fo:font-size="14pt" fo:font-style="italic" style:text-underline-style="solid" style:text-underline-width="auto" style:text-underline-color="font-color" fo:font-weight="bold" officeooo:rsid="009ade08" officeooo:paragraph-rsid="009ade08" style:font-size-asian="14pt" style:font-style-asian="italic" style:font-weight-asian="bold" style:font-size-complex="14pt" style:font-style-complex="italic" style:font-weight-complex="bold"/>
    </style:style>
    <style:style style:name="T1" style:family="text">
      <style:text-properties officeooo:rsid="007dfd14"/>
    </style:style>
    <style:style style:name="T2" style:family="text">
      <style:text-properties fo:font-weight="bold" style:font-weight-asian="bold" style:font-weight-complex="bold"/>
    </style:style>
    <style:style style:name="T3" style:family="text">
      <style:text-properties fo:font-weight="bold" officeooo:rsid="00971b06"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971b06" style:font-weight-asian="normal" style:font-weight-complex="normal"/>
    </style:style>
    <style:style style:name="T6" style:family="text">
      <style:text-properties officeooo:rsid="008c7d05"/>
    </style:style>
    <style:style style:name="T7" style:family="text">
      <style:text-properties fo:font-style="italic" fo:font-weight="bold" officeooo:rsid="001dce36" style:font-style-asian="italic" style:font-weight-asian="bold" style:font-style-complex="italic" style:font-weight-complex="bold"/>
    </style:style>
    <style:style style:name="T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9" style:family="text">
      <style:text-properties fo:font-style="italic" style:text-underline-style="none" fo:font-weight="bol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1dce36" style:font-style-asian="normal" style:font-weight-asian="normal" style:font-style-complex="normal" style:font-weight-complex="normal"/>
    </style:style>
    <style:style style:name="T12" style:family="text">
      <style:text-properties fo:font-style="normal" fo:font-weight="normal" officeooo:rsid="0098409c"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fo:font-style="normal" officeooo:rsid="001dce36" style:font-style-asian="normal" style:font-style-complex="normal"/>
    </style:style>
    <style:style style:name="T15" style:family="text">
      <style:text-properties fo:font-style="normal" officeooo:rsid="0098409c" style:font-style-asian="normal" style:font-style-complex="normal"/>
    </style:style>
    <style:style style:name="T16" style:family="text">
      <style:text-properties officeooo:rsid="0095d04e"/>
    </style:style>
    <style:style style:name="T17" style:family="text">
      <style:text-properties officeooo:rsid="001dce36"/>
    </style:style>
    <style:style style:name="T18" style:family="text">
      <style:text-properties style:font-name="Liberation Serif1" style:font-name-asian="Liberation Serif1" style:font-name-complex="Liberation Serif1"/>
    </style:style>
    <style:style style:name="T19" style:family="text">
      <style:text-properties style:font-name="Liberation Serif" style:font-name-asian="DejaVu Sans" style:font-name-complex="Lohit Hindi"/>
    </style:style>
    <style:style style:name="T20" style:family="text">
      <style:text-properties style:font-name="Liberation Serif" fo:font-weight="bold" style:font-name-asian="DejaVu Sans" style:font-weight-asian="bold" style:font-name-complex="Lohit Hindi" style:font-weight-complex="bold"/>
    </style:style>
    <style:style style:name="T21" style:family="text">
      <style:text-properties style:font-name="Liberation Serif" style:text-underline-style="none" style:font-name-asian="DejaVu Sans" style:font-name-complex="Lohit Hindi"/>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 <text:span text:style-name="T1">V.2. </text:span></text:p>
      <text:p text:style-name="P3"><text:span text:style-name="T16">New Bitstring</text:span>.</text:p>
      <text:p text:style-name="P1">Richard Parker <text:span text:style-name="T6">16.5</text:span>.201<text:span text:style-name="T16">7</text:span></text:p>
      <text:p text:style-name="P7"/>
      <text:p text:style-name="P10">Section 1 – Introduction</text:p>
      <text:p text:style-name="P4"/>
      <text:p text:style-name="P11">This document is a review of the "bitstring" module, aimed to complete it sufficiently for the multi-core parallel Gaussian that has been so long in coming. <text:s/>More specifically the three new routines to column-riffle with zero, to column-riffle with the identity matrix and to make the riffle to extend rows given two global bit-strings, one "contained" in the other.</text:p>
      <text:p text:style-name="P11"/>
      <text:p text:style-name="P16">Firstly, some of the functionality is provided by the "assembler" pcrit module (though there is a GEN version that is written in 'c'). <text:s/>The <text:span text:style-name="T2">pcbitread</text:span> subroutine reads a bit from a bit-string, and the <text:span text:style-name="T2">pcbitset</text:span> sets a bit in a bit-string - much faster using the x86 instructions. <text:s/>There is also the <text:span text:style-name="T2">pcstride</text:span> routine that, although written in 'c', is dependent on the architecture to return a number of rows of a particular length that should be handled at a time to make effective use of L1/L2 cache, since rows of (say) 4096 bytes will repeatedly hit the same part of the cache so that column extract/riffle needs to do surprisingly few rows at a time. <text:s/>The input is the length of the row, and the output is a recommended number of rows to handle at a time.</text:p>
      <text:p text:style-name="P16"/>
      <text:p text:style-name="P16">In terms of performance, the most important routine is <text:span text:style-name="T2">BSColSelect</text:span> which divides a matrix into selected and non-selected columns. <text:s/><text:span text:style-name="T8">TBD</text:span><text:span text:style-name="T9"> this needs rewriting to use the new routines, including pcstride and BSGpc, and to be more cache-friendly.</text:span></text:p>
      <text:p text:style-name="P11"/>
      <text:p text:style-name="P16">There is no row-select or row-riffle, since this is relatively trivial and relies only on memcpy to do its work.</text:p>
      <text:p text:style-name="P16"/>
      <text:p text:style-name="P17">There are also the column-riffles. <text:s/>It turns out (so far, at least) that it is only necessary to riffle with zero (to make the rows longer) or with the identity (when expanding matrices of the keeptrack for more columns) or with <text:span text:style-name="T18">−</text:span><text:span text:style-name="T19">1 (when making NREF explicit). <text:s/>The main routine here is </text:span><text:span text:style-name="T20">BSColRifZ</text:span><text:span text:style-name="T19">, which riffles in a zero matrix. <text:s/>To do this it uses the routine BSGpc (Group Columns) to convert the bit-string into a list of &lt;start-position, length&gt; pairs to enable the use of cut-n-paste. <text:s/>pcstride is used to make the process cache-friendly in the case where the groups are relatively short, and notice that both the input and output row-lengths are important for this. <text:s/>If the groups are long, there is no need to be cache-friendly since all the data must be fetched and written anyway.</text:span></text:p>
      <text:p text:style-name="P17"><text:span text:style-name="T19"/></text:p>
      <text:p text:style-name="P17"><text:span text:style-name="T19">The </text:span><text:span text:style-name="T20">BSColRifS</text:span><text:span text:style-name="T19"> riffles with a scalar - either the identity matrix in chopped-up Gaussian or its negative for making NREF explicit. <text:s/></text:span></text:p>
      <text:p text:style-name="P17"><text:soft-page-break/><text:span text:style-name="T19"/></text:p>
      <text:p text:style-name="P18"><text:span text:style-name="T19">TBD</text:span><text:span text:style-name="T21"> the slab-echelize function will also need some sort of BSGpc function to do the column (pivot) extract from Cfmt. <text:s/>Sadly this must also take account of cauldron breaks, and it is not yet clear whether the current BSGpc routine will be changed, or a new one added to deal with this.</text:span></text:p>
      <text:p text:style-name="P16"/>
      <text:p text:style-name="P16"/>
      <text:p text:style-name="P16"/>
      <text:p text:style-name="P16"/>
      <text:p text:style-name="P11">Firstly, here is the header file as of today. <text:s/>It is clearly in the middle of sorting out this that I put meataxe64 aside three months ago.</text:p>
      <text:p text:style-name="P11"/>
      <text:p text:style-name="P11">#define ENDGPC 0xffffffff</text:p>
      <text:p text:style-name="P11"/>
      <text:p text:style-name="P11">extern uint32_t * BSGpc(const uint64_t * bs); // caller must free result</text:p>
      <text:p text:style-name="P11">extern uint32_t * BSLix(const uint64_t * bs, int flag); // caller frees</text:p>
      <text:p text:style-name="P11">extern void BSColSelect (const FIELD * f, const uint64 * bs, uint64 nor,</text:p>
      <text:p text:style-name="P11"><text:s text:c="18"/>const Dfmt * d, Dfmt * sel, Dfmt * nonsel);</text:p>
      <text:p text:style-name="P11">extern void BSColRifZ (const FIELD * f, const uint64_t * bs, uint64 nor,</text:p>
      <text:p text:style-name="P11"><text:s text:c="18"/>const Dfmt * mtxin, Dfmt * mtxout);</text:p>
      <text:p text:style-name="P11">extern void BSColRifS (const FIELD * f, const uint64_t * bs, uint64 nor,</text:p>
      <text:p text:style-name="P11"><text:s text:c="13"/>int flag, FELT scalar, const Dfmt * mtxin, Dfmt * mtxout);</text:p>
      <text:p text:style-name="P11">extern void BSCombine (const uint64 * bs1, const uint64 * bs2,</text:p>
      <text:p text:style-name="P11"><text:s text:c="18"/>uint64 * comb, uint64 * rif);</text:p>
      <text:p text:style-name="P11">extern void BSShiftOr (const uint64 * bs1, uint64 shift, uint64 * bs2);</text:p>
      <text:p text:style-name="P11">extern void BSBitSet (uint64 * bs, uint64 bitno);</text:p>
      <text:p text:style-name="P11">extern int <text:s/>BSBitRead (const uint64 *bs, uint64 bitno);</text:p>
      <text:p text:style-name="P11">/* to be obsoleted */</text:p>
      <text:p text:style-name="P11">extern void BSColRiffle (const FIELD * f, const uint64 * bs, uint64 nor,</text:p>
      <text:p text:style-name="P11"><text:s text:c="18"/>const Dfmt * set, <text:s/>const Dfmt * unset, Dfmt * rif);</text:p>
      <text:p text:style-name="P11"/>
      <text:p text:style-name="P12">Section 2 – First batch of Specifications.</text:p>
      <text:p text:style-name="P11"/>
      <text:p text:style-name="P11">The following text is taken from the documentation of v1e, so I will start there and examine these in the light of version 2.</text:p>
      <text:p text:style-name="P11"/>
      <text:p text:style-name="P11"/>
      <text:p text:style-name="P5"><text:span text:style-name="T2">void BSCombine ( const uint64 * bs1 , const uint64 * bs2 , uint64 * comb , uint64 * rif) </text:span>to combine the bits-string bs1 with the bit-string bs2, to produce their combination comb, and the riffle in rif. <text:s/>The number of bits in bs2 must be the same as the number of unset bits in bs1, and correspond to them in order. <text:s/>The output string "comb" has as many bits as bs1, and there are as many set as in bs1 and bs2 together. <text:s/>More specifically the bits are set in comb if the bit is set in bs1, or if not set, the corresponding bit is set in bs2. <text:s/>The "rif" bit string has as many bits as are <text:soft-page-break/>set in comb, and are 1 (respectively 0) if the bit was set in bs1 (respectively bs2). </text:p>
      <text:p text:style-name="P5">The objective of this is to take two pivot lists and to make the combined pivot list (comb) and also the row riffle needed to riffle the rows for those pivots together.</text:p>
      <text:p text:style-name="P5"/>
      <text:p text:style-name="P6"><text:span text:style-name="T3">Review of BSCombine.</text:span><text:span text:style-name="T5"> <text:s/>Currently this routine works on 64-bit words and does quite a bit of data-dependent branching. <text:s/>I suspect this routine is not performance critical, but it is clear that a little subroutine to use the x86 instructions to set bits would simplify it and also make it faster. <text:s/>There seems little reason to leave it as it is except that it "aint broke".</text:span></text:p>
      <text:p text:style-name="P5"/>
      <text:p text:style-name="P5"><text:span text:style-name="T2">void BSColSelect ( const FIELD * f , const uint64 * bs , uint64 nor, const Dfmt * d , Dfmt * sel , Dfmt * nonsel) </text:span>to take the (Dfmt) matrix d, and divide the columns into selected (which go to sel) and the non-selected (which go to nonsel) according to the bit-string bs. <text:s/>This routine<text:span text:style-name="T4"> under some considerable performance pressure since it is used to extract the pivots in Gaussian elimination. An initial version could be made using DPak and DUnpak. <text:s/>A rather better version can be made using DCut and DPaste, where the number of calls will depend on the number of transitions (hopefully considerably less than the number of bits). <text:s/>It is not completely clear whether this is the best we can do, or whether individual coding for some particular ColSelect/paktyp combinations will be worthwhile, and in particular whether the double move is worth avoiding.</text:span></text:p>
      <text:p text:style-name="P13"/>
      <text:p text:style-name="P8">Review of BSColSelect.<text:span text:style-name="T4"> <text:s/>This routine is probably to be rewritten in the end, as it should use the subroutine to batch equal bits together, and also should use the pcstride routine to decide how much to do at once. <text:s/>Again, it "aint broke", and is probably even of fair performance most of the time, but it is not wonderful.</text:span></text:p>
      <text:p text:style-name="P5"/>
      <text:p text:style-name="P5"><text:span text:style-name="T2">void BSColRiffle ( const FIELD * f , const uint64 * bs , uint64 nor, const Dfmt * set , const Dfmt * unset , Dfmt * rif) </text:span>to take the (Dfmt) matrices set and unset and combine them to make the resultant matrix rif taking columns from set or unset depending on whether the corresponding bit of bs is set or unset. Again DPak/DUnpak versions and DCut/DPaste versions are possible. <text:s/>As far as I know so far, the performance pressures on this routine are unlikely to warrant field (or - more particularly - paktyp) specific coding.</text:p>
      <text:p text:style-name="P5"/>
      <text:p text:style-name="P8">Review of BSColRiffle.<text:span text:style-name="T4"> <text:s/>This routine is to be deleted, since the requirement is only to riffle with zero and riffle with the identity.</text:span></text:p>
      <text:p text:style-name="P5"/>
      <text:p text:style-name="P14"/>
      <text:p text:style-name="P5"><text:span text:style-name="T2">void BSBitSet ( uint64 * bs , uint64 bitno )</text:span> to set the bit numbered bitno. <text:s/>Bits are numbered from 0. <text:s/>The state of the numbered bit is changed to (or left as) 1.<text:span text:style-name="T17"> <text:s/>It should be noted that this routine does </text:span><text:span text:style-name="T7">not</text:span><text:span text:style-name="T11"> maintain the number of set bits. <text:s/>It is expected that the calling routine keeps track of this, and puts the count in at the end.</text:span></text:p>
      <text:p text:style-name="P5"/>
      <text:p text:style-name="P5"><text:span text:style-name="T2">int BSBitRead ( uint64 * bs , uint64 bitno )</text:span> to return 0 or 1 depending on the state of the numbered bit in the bit string.<text:span text:style-name="T17"> <text:s/>This does not use the number of set bits, which does not need to </text:span><text:soft-page-break/><text:span text:style-name="T17">be correct.</text:span></text:p>
      <text:p text:style-name="P5"/>
      <text:p text:style-name="P9"><text:span text:style-name="T14">R</text:span><text:span text:style-name="T13">eview of BSBitSet</text:span><text:span text:style-name="T15"> and BSBitRead</text:span><text:span text:style-name="T13">.</text:span><text:span text:style-name="T10"> <text:s/>Th</text:span><text:span text:style-name="T12">ese two routines</text:span><text:span text:style-name="T10"> should be replaced by an assembler routine to use the bit operations.</text:span></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7-05-18T09:31:25.724928099</dc:date>
    <meta:editing-duration>P4DT5H6M36S</meta:editing-duration>
    <meta:editing-cycles>407</meta:editing-cycles>
    <meta:generator>LibreOffice/5.1.6.2$Linux_X86_64 LibreOffice_project/10m0$Build-2</meta:generator>
    <meta:printed-by>User </meta:printed-by>
    <meta:print-date>2012-07-06T16:23:45</meta:print-date>
    <meta:document-statistic meta:table-count="0" meta:image-count="0" meta:object-count="0" meta:page-count="4" meta:paragraph-count="41" meta:word-count="1393" meta:character-count="7793" meta:non-whitespace-character-count="6316"/>
  </office:meta>
</office:document-meta>
</file>